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6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9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Beans</text:span><text:span text:style-name="T3"><text:line-break/></text:span><text:line-break/>ComponentBean.java<text:line-break/>Connects to DB<text:line-break/>pushes new component to the DB</text:p>
      <text:p text:style-name="Normal">PizzaBean.java<text:line-break/>Connects to DB<text:line-break/>pushes new pizzas to the DB</text:p>
      <text:p text:style-name="Normal">ProductListBean.java<text:line-break/>Connects to DB<text:line-break/>returns a list of products</text:p>
      <text:p text:style-name="Normal">UserBean.java<text:line-break/>Connects to DB<text:line-break/>returns user info<text:line-break/><text:line-break/>OrderBean.java<text:line-break/>Connects to DB<text:line-break/>returns order info</text:p>
      <text:p text:style-name="Normal"><text:span text:style-name="T4">Servlet</text:span><text:span text:style-name="T5"><text:line-break/></text:span><text:span text:style-name="T6"><text:line-break/></text:span>pizzaServlet.java<text:line-break/>Gets session<text:line-break/>Checks users permission<text:line-break/>Manages the shopping cart<text:line-break/>Redirects to the correct page<text:line-break/><text:line-break/><text:span text:style-name="T7">JSP</text:span><text:span text:style-name="T8"><text:line-break/></text:span><text:span text:style-name="T9"><text:line-break/></text:span>Index<text:s/>– to login<text:s/>(return here after logging out).<text:line-break/>LoginError – if login fails<text:s/>(return to login page).<text:s/><text:line-break/>Shop – if login is successful<text:s/><text:line-break/><text:line-break/>Checkout – after adding pizza to cart, and pressing checkout. Confirm your order on this page.<text:line-break/><text:line-break/>ThankYou – After order is confirmed (on Checkout) shows your order, and thank you.<text:s/><text:line-break/>If you didn’t order anything, still displays thank you. (Don’t come back).<text:s/><text:line-break/><text:line-break/>Profile – shows current users profile<text:line-break/><text:line-break/>Manager – can add components and build new pizza</text:p>
      <text:soft-page-break/>
      <text:p text:style-name="Normal">Exception – Directed here if anything goes wrong.<text:s/></text:p>
      <text:p text:style-name="Normal"><text:s/><text:line-break/><text:span text:style-name="T1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phen Hoult</meta:initial-creator>
    <dc:creator>Stephen Hoult</dc:creator>
    <meta:creation-date>2014-05-23T13:06:00Z</meta:creation-date>
    <dc:date>2014-05-23T13:06:00Z</dc:date>
    <meta:template xlink:href="Normal" xlink:type="simple"/>
    <meta:editing-cycles>2</meta:editing-cycles>
    <meta:editing-duration>PT0S</meta:editing-duration>
    <meta:document-statistic meta:page-count="2" meta:paragraph-count="1" meta:word-count="141" meta:character-count="950" meta:row-count="6" meta:non-whitespace-character-count="810"/>
  </office:meta>
</office:document-meta>
</file>